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,Bold" svg:font-family="'Arial,Bold', 'Times New Roman'" style:font-family-generic="swiss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924in" table:align="margins" style:writing-mode="lr-tb"/>
    </style:style>
    <style:style style:name="Table1.A" style:family="table-column">
      <style:table-column-properties style:column-width="6.6924in" style:rel-column-width="65535*"/>
    </style:style>
    <style:style style:name="Table1.A1" style:family="table-cell">
      <style:table-cell-properties fo:padding="0.0382in" fo:border-left="none" fo:border-right="none" fo:border-top="none" fo:border-bottom="0.5pt solid #000000" style:writing-mode="page"/>
    </style:style>
    <style:style style:name="Table2" style:family="table">
      <style:table-properties style:width="6.6924in" table:align="margins" style:writing-mode="lr-tb"/>
    </style:style>
    <style:style style:name="Table2.A" style:family="table-column">
      <style:table-column-properties style:column-width="6.6924in" style:rel-column-width="65535*"/>
    </style:style>
    <style:style style:name="Table2.A1" style:family="table-cell">
      <style:table-cell-properties fo:padding="0.0382in" fo:border-left="none" fo:border-right="none" fo:border-top="none" fo:border-bottom="0.5pt solid #000000" style:writing-mode="page"/>
    </style:style>
    <style:style style:name="P1" style:family="paragraph" style:parent-style-name="Normal">
      <style:paragraph-properties fo:orphans="2" fo:widows="2"/>
      <style:text-properties fo:font-size="7pt" style:font-size-asian="7pt"/>
    </style:style>
    <style:style style:name="P2" style:family="paragraph" style:parent-style-name="Standard">
      <style:text-properties fo:font-size="7pt" fo:font-weight="bold" style:font-size-asian="7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 style:shadow="none"/>
      <style:text-properties fo:font-weight="bold" style:font-weight-asian="bold"/>
    </style:style>
    <style:style style:name="P5" style:family="paragraph" style:parent-style-name="Standard">
      <style:text-properties fo:font-size="9pt" style:font-size-asian="9pt"/>
    </style:style>
    <style:style style:name="P6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P8" style:family="paragraph" style:parent-style-name="Основной_20_текст_20_2">
      <style:text-properties fo:font-size="9pt" style:font-size-asian="9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11" style:family="paragraph" style:parent-style-name="Standard">
      <style:paragraph-properties fo:margin-left="5.4161in" fo:margin-right="-0.0016in" fo:text-align="center" style:justify-single-word="false" fo:text-indent="0.4925in" style:auto-text-indent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13" style:family="paragraph" style:parent-style-name="Standard">
      <style:paragraph-properties fo:margin-left="0in" fo:margin-right="0.9846in" fo:line-height="150%" fo:text-align="end" style:justify-single-word="false" fo:text-indent="0in" style:auto-text-indent="false"/>
    </style:style>
    <style:style style:name="P14" style:family="paragraph" style:parent-style-name="Standard">
      <style:paragraph-properties fo:line-height="150%" fo:text-align="end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18pt" fo:letter-spacing="0.0693in" fo:font-weight="bold" style:font-size-asian="18pt" style:font-weight-asian="bold"/>
    </style:style>
    <style:style style:name="P16" style:family="paragraph" style:parent-style-name="Standard">
      <style:paragraph-properties fo:text-align="justify" style:justify-single-word="false"/>
      <style:text-properties fo:font-size="6pt" style:font-size-asian="6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line-height="0.2083in" fo:text-align="justify" style:justify-single-word="false"/>
    </style:style>
    <style:style style:name="P19" style:family="paragraph" style:parent-style-name="Standard">
      <style:paragraph-properties fo:line-height="115%"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font-size="4pt" fo:font-style="italic" fo:font-weight="bold" style:font-size-asian="4pt" style:font-style-asian="italic" style:font-weight-asian="bold"/>
    </style:style>
    <style:style style:name="P21" style:family="paragraph" style:parent-style-name="Standard">
      <style:paragraph-properties style:writing-mode="lr-tb"/>
      <style:text-properties officeooo:paragraph-rsid="000fce7e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2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24" style:family="paragraph" style:parent-style-name="Основной_20_текст_20_3">
      <style:paragraph-properties fo:line-height="115%"/>
      <style:text-properties style:text-underline-style="solid" style:text-underline-width="auto" style:text-underline-color="font-color" fo:font-weight="normal" officeooo:rsid="00134c7b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line-height="6%" fo:text-align="center" style:justify-single-word="false"/>
      <style:text-properties style:text-underline-style="none" officeooo:paragraph-rsid="00173ebe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line-height="150%" fo:text-align="justify" style:justify-single-word="false"/>
    </style:style>
    <style:style style:name="P29" style:family="paragraph" style:parent-style-name="Table_20_Contents">
      <style:paragraph-properties fo:margin-top="0in" fo:margin-bottom="0in" style:contextual-spacing="false" fo:line-height="6%" fo:text-align="center" style:justify-single-word="false"/>
    </style:style>
    <style:style style:name="P30" style:family="paragraph" style:parent-style-name="Основной_20_текст_20_3">
      <style:paragraph-properties fo:line-height="115%"/>
      <style:text-properties officeooo:paragraph-rsid="00173eb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officeooo:rsid="000e6fa1"/>
    </style:style>
    <style:style style:name="T3" style:family="text">
      <style:text-properties style:text-underline-style="solid" style:text-underline-width="auto" style:text-underline-color="font-color" fo:font-weight="normal" officeooo:rsid="000fce7e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34c7b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5225d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0fce7e"/>
    </style:style>
    <style:style style:name="T7" style:family="text">
      <style:text-properties style:text-underline-style="solid" style:text-underline-width="auto" style:text-underline-color="font-color" officeooo:rsid="00134c7b"/>
    </style:style>
    <style:style style:name="T8" style:family="text">
      <style:text-properties style:text-underline-style="solid" style:text-underline-width="auto" style:text-underline-color="font-color" officeooo:rsid="0015225d"/>
    </style:style>
    <style:style style:name="T9" style:family="text">
      <style:text-properties style:text-underline-style="solid" style:text-underline-width="auto" style:text-underline-color="font-color" officeooo:rsid="00173eb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officeooo:rsid="0012d5d4"/>
    </style:style>
    <style:style style:name="T12" style:family="text">
      <style:text-properties style:text-underline-style="none" officeooo:rsid="000fce7e"/>
    </style:style>
    <style:style style:name="T13" style:family="text">
      <style:text-properties style:text-underline-style="none" officeooo:rsid="00134c7b"/>
    </style:style>
    <style:style style:name="T14" style:family="text">
      <style:text-properties style:text-underline-style="none" officeooo:rsid="001435b0"/>
    </style:style>
    <style:style style:name="T15" style:family="text">
      <style:text-properties style:text-underline-style="none" officeooo:rsid="0015225d"/>
    </style:style>
    <style:style style:name="T16" style:family="text">
      <style:text-properties officeooo:rsid="0015225d"/>
    </style:style>
    <style:style style:name="T17" style:family="text">
      <style:text-properties fo:font-size="11pt" fo:language="ru" fo:country="RU" style:text-underline-style="solid" style:text-underline-width="auto" style:text-underline-color="font-color" fo:font-weight="normal" officeooo:rsid="00140314" style:letter-kerning="false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8" style:family="text">
      <style:text-properties fo:font-size="11pt" fo:language="ru" fo:country="RU" style:text-underline-style="solid" style:text-underline-width="auto" style:text-underline-color="font-color" fo:font-weight="normal" officeooo:rsid="00173ebe" style:letter-kerning="false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9" style:family="text">
      <style:text-properties fo:font-size="10pt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образования и науки Российской Федерации</text:p>
      <text:p text:style-name="P3">Федеральное государственное бюджетное образовательное учреждение </text:p>
      <text:p text:style-name="P3">высшего образования</text:p>
      <text:p text:style-name="P3">«Московский государственный технический университет имени Н.Э. Баумана</text:p>
      <text:p text:style-name="P3">(национальный исследовательский университет)»</text:p>
      <text:p text:style-name="P4">(МГТУ им. Н.Э. Баумана)</text:p>
      <text:p text:style-name="P10"/>
      <text:p text:style-name="P13">УТВЕРЖДАЮ</text:p>
      <text:p text:style-name="P9">Заведующий кафедрой __________</text:p>
      <text:p text:style-name="P11">(Индекс)</text:p>
      <text:p text:style-name="P9">______________ <text:s/>_______________</text:p>
      <text:p text:style-name="P11">(И.О.Фамилия)</text:p>
      <text:p text:style-name="P14">« _____ » ____________ 20 ____ г.</text:p>
      <text:p text:style-name="P1"/>
      <text:p text:style-name="P15">ЗАДАНИЕ</text:p>
      <text:p text:style-name="P22">на выполнение курсового проекта</text:p>
      <text:p text:style-name="P2"/>
      <text:p text:style-name="P21">по дисциплине _______<text:span text:style-name="T7">Операционные Системы</text:span>_______________________________________</text:p>
      <text:p text:style-name="P5"/>
      <text:p text:style-name="Standard">Студент группы <text:span text:style-name="T2">ИУ7-</text:span><text:span text:style-name="T7">7</text:span><text:span text:style-name="T8">1</text:span><text:span text:style-name="T2">Б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6"><text:span text:style-name="T16">Корниенко Клим Юрьевич</text:span></text:p>
          </table:table-cell>
        </table:table-row>
      </table:table>
      <text:p text:style-name="P27"><text:span text:style-name="T19">(Фамилия, имя, отчество)</text:span></text:p>
      <text:p text:style-name="P16"/>
      <text:p text:style-name="P17">Тема курсового проекта <text:span text:style-name="T7">Драйвер </text:span><text:span text:style-name="T9">считывателя отпечатков пальцев Shenzhen Goodix Technology для операционной системы Linux</text:span><text:span text:style-name="T8">.</text:span></text:p>
      <text:p text:style-name="P16"/>
      <text:p text:style-name="P28">Направленность КП (учебный, исследовательский, практический, производственный, др.)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учебный</text:p>
          </table:table-cell>
        </table:table-row>
      </table:table>
      <text:p text:style-name="P17">Источник тематики (кафедра, предприятие, НИР) <text:span text:style-name="T2">кафедра</text:span></text:p>
      <text:p text:style-name="P7"/>
      <text:p text:style-name="P18">График выполнения проекта: <text:s/>25% к ___ нед., 50% к ___ нед., 75% к __ нед., 100% к ___ нед.</text:p>
      <text:p text:style-name="P8"/>
      <text:p text:style-name="P30">Техническое задание <text:span text:style-name="T4">Разработать драйвер </text:span><text:span text:style-name="T17">операционной системы Linux для USB устройства считывания отпечатков пальцев </text:span><text:span text:style-name="T18">Shenzhen Goodix Technology</text:span><text:span text:style-name="T17">. Драйвер должен осуществлять передачу считанного отпечатка пальца в пространство пользователя посредством файла в файловой системе proc</text:span><text:span text:style-name="T4">.</text:span></text:p>
      <text:p text:style-name="P24"/>
      <text:p text:style-name="P24"/>
      <text:p text:style-name="P23">Оформление курсового проекта:</text:p>
      <text:p text:style-name="P20"/>
      <text:p text:style-name="P17">Расчетно-пояснительная записка на _____ листах формата А4.</text:p>
      <text:p text:style-name="P19">Перечень графического (иллюстративного) материала (чертежи, плакаты, слайды и т.п.) <text:s text:c="2"/></text:p>
      <text:p text:style-name="P19">_______________________________________________________________________________</text:p>
      <text:p text:style-name="P19">_______________________________________________________________________________</text:p>
      <text:p text:style-name="P12"/>
      <text:p text:style-name="P17">Дата выдачи задания « <text:span text:style-name="T11">__</text:span> » _<text:span text:style-name="T11">_______</text:span>_ 20<text:span text:style-name="T12">2</text:span><text:span text:style-name="T15">3</text:span> г.</text:p>
      <text:p text:style-name="P17"/>
      <text:p text:style-name="Standard"><text:span text:style-name="T1">Руководитель курсового проекта<text:tab/></text:span><text:tab/>_________________ <text:s/>___<text:span text:style-name="T7">Н</text:span><text:span text:style-name="T6">. </text:span><text:span text:style-name="T7">Ю</text:span><text:span text:style-name="T6">. </text:span><text:span text:style-name="T7">Рязанова</text:span><text:span text:style-name="T12">__</text:span>_ </text:p>
      <text:p text:style-name="P6">(Подпись, дата) <text:s text:c="28"/>(И.О.Фамилия) <text:s text:c="11"/></text:p>
      <text:p text:style-name="Standard"><text:span text:style-name="T1">Студент<text:tab/><text:tab/><text:tab/><text:tab/><text:tab/><text:tab/></text:span><text:span text:style-name="T10">_________________ <text:s/>___</text:span><text:span text:style-name="T5">К. Ю. Корниенко</text:span><text:span text:style-name="T10">__ </text:span></text:p>
      <text:p text:style-name="P6">(Подпись, дата) <text:s text:c="28"/>(И.О.Фамилия) <text:s text:c="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,Bold" svg:font-family="'Arial,Bold', 'Times New Roman'" style:font-family-generic="swiss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language="none" fo:country="none" fo:font-style="italic" style:font-size-asian="13pt" style:font-style-asian="italic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2083in" fo:text-align="justify" style:justify-single-word="false" fo:keep-with-next="always"/>
      <style:text-properties fo:font-size="10pt" fo:language="none" fo:country="none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2083in" fo:text-align="center" style:justify-single-word="false" fo:keep-with-next="always"/>
      <style:text-properties fo:font-size="10pt" fo:language="none" fo:country="none" fo:font-weight="bold" style:font-size-asian="10pt" style:font-weight-asian="bold" style:font-size-complex="10pt"/>
    </style:style>
    <style:style style:name="Обычный1" style:family="paragraph">
      <style:paragraph-properties fo:margin-left="0in" fo:margin-right="0in" fo:text-align="justify" style:justify-single-word="false" fo:orphans="0" fo:widows="0" fo:text-indent="0.194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1" style:family="paragraph">
      <style:paragraph-properties fo:text-align="center" style:justify-single-word="false" fo:orphans="0" fo:widows="0" style:writing-mode="lr-tb"/>
      <style:text-properties style:use-window-font-color="true" loext:opacity="0%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МАУ_27_2005_20_Основной_20_текст" style:display-name="МАУ'2005 Основной текст" style:family="paragraph" style:parent-style-name="Standard" style:next-style-name="Standard">
      <style:paragraph-properties fo:margin-left="0in" fo:margin-right="0in" fo:line-height="115%" fo:text-align="justify" style:justify-single-word="false" fo:hyphenation-ladder-count="no-limit" fo:text-indent="0.4925in" style:auto-text-indent="false" style:text-autospace="none"/>
      <style:text-properties style:font-name="Arial,Bold" fo:font-family="'Arial,Bold', 'Times New Roman'" style:font-family-generic="swiss" style:font-name-complex="Arial,Bold" style:font-family-complex="'Arial,Bold', 'Times New Roman'" style:font-family-generic-complex="swis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language="none" fo:country="none"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language="none" fo:country="none" fo:font-style="italic" fo:font-weight="bold" style:font-style-asian="italic" style:font-weight-asian="bold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language="none" fo:country="none"/>
    </style:style>
    <style:style style:name="Style21" style:family="paragraph" style:parent-style-name="Standard">
      <style:paragraph-properties fo:margin-left="0in" fo:margin-right="0in" fo:line-height="0.2134in" fo:text-align="justify" style:justify-single-word="false" fo:orphans="0" fo:widows="0" fo:text-indent="-0.2335in" style:auto-text-indent="false" style:text-autospace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3pt" fo:font-style="italic" style:font-name-asian="Times New Roman" style:font-family-asian="'Times New Roman'" style:font-family-generic-asian="roman" style:font-pitch-asian="variable" style:font-size-asian="13pt" style:font-style-asian="italic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apple-converted-spac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0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WW8Num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text:style-name="WW8Num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WW8Num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text:style-name="WW8Num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text:style-name="WW8Num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text:style-name="WW8Num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0075in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154in"/>
        </style:list-level-properties>
      </text:list-level-style-number>
      <text:list-level-style-number text:level="5" text:style-name="WW8Num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2728in"/>
        </style:list-level-properties>
      </text:list-level-style-number>
      <text:list-level-style-number text:level="6" text:style-name="WW8Num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2807in"/>
        </style:list-level-properties>
      </text:list-level-style-number>
      <text:list-level-style-number text:level="7" text:style-name="WW8Num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5382in"/>
        </style:list-level-properties>
      </text:list-level-style-number>
      <text:list-level-style-number text:level="8" text:style-name="WW8Num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5457in"/>
        </style:list-level-properties>
      </text:list-level-style-number>
      <text:list-level-style-number text:level="9" text:style-name="WW8Num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80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764in" fo:text-indent="-0.25in" fo:margin-left="0.5764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0764in" fo:text-indent="-0.25in" fo:margin-left="1.0764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764in" fo:text-indent="-0.25in" fo:margin-left="1.5764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0764in" fo:text-indent="-0.25in" fo:margin-left="2.0764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764in" fo:text-indent="-0.25in" fo:margin-left="2.5764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0764in" fo:text-indent="-0.25in" fo:margin-left="3.0764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764in" fo:text-indent="-0.25in" fo:margin-left="3.5764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0764in" fo:text-indent="-0.25in" fo:margin-left="4.0764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764in" fo:text-indent="-0.25in" fo:margin-left="4.576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beration Serif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8819in"/>
        </style:list-level-properties>
        <style:text-properties style:font-name="Liberation Serif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3819in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8819in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3819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8819in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3819in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8819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3819in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881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5in" fo:text-indent="-0.3028in" fo:margin-left="0.5in"/>
        </style:list-level-properties>
        <style:text-properties style:font-name="Liberation Serif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3945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Татьяна</meta:initial-creator>
    <meta:creation-date>2016-11-21T15:03:00</meta:creation-date>
    <dc:date>2023-12-22T23:43:40.104278110</dc:date>
    <meta:editing-cycles>11</meta:editing-cycles>
    <meta:editing-duration>PT24M25S</meta:editing-duration>
    <meta:generator>LibreOffice/7.4.7.2$Linux_X86_64 LibreOffice_project/40$Build-2</meta:generator>
    <meta:document-statistic meta:table-count="2" meta:image-count="0" meta:object-count="0" meta:page-count="1" meta:paragraph-count="34" meta:word-count="187" meta:character-count="1855" meta:non-whitespace-character-count="1606"/>
  </office:meta>
</office:document-meta>
</file>